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041666666666665in"/>
    </style:style>
    <style:style style:name="co3" style:family="table-column">
      <style:table-column-properties fo:break-before="auto" style:column-width="2.6666666666666665in"/>
    </style:style>
    <style:style style:name="co4" style:family="table-column">
      <style:table-column-properties fo:break-before="auto" style:column-width="1.2291666666666667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89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739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8020833333333335in"/>
    </style:style>
    <style:style style:name="co11" style:family="table-column">
      <style:table-column-properties fo:break-before="auto" style:column-width="2.01041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8854166666666667in"/>
    </style:style>
    <style:style style:name="co14" style:family="table-column">
      <style:table-column-properties fo:break-before="auto" style:column-width="2.21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counties">
      <style:table-properties table:display="true" style:writing-mode="lr-tb"/>
    </style:style>
    <style:style style:name="ta2" style:family="table" style:master-page-name="PageStyle_5f_other-agencies">
      <style:table-properties table:display="true" style:writing-mode="lr-tb"/>
    </style:style>
    <style:style style:name="ta3" style:family="table" style:master-page-name="PageStyle_5f_cities">
      <style:table-properties table:display="true" style:writing-mode="lr-tb"/>
    </style:style>
    <style:style style:name="ta4" style:family="table" style:master-page-name="PageStyle_5f_colleges-and-universities">
      <style:table-properties table:display="true" style:writing-mode="lr-tb"/>
    </style:style>
    <style:style style:name="ta5" style:family="table" style:master-page-name="PageStyle_5f_state-total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ountie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ounties</text:p>
          </table:table-cell>
          <table:covered-table-cell table:number-columns-repeated="4"/>
        </table:table-row>
        <table:table-row table:style-name="ro2">
          <table:table-cell table:style-name="ce22" office:value-type="string">
            <text:p>ACCOMA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Chincoteague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nanc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rks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UNTY</text:p>
          </table:table-cell>
        </table:table-row>
        <table:table-row table:style-name="ro2">
          <table:table-cell table:style-name="ce22" office:value-type="string">
            <text:p>Albemarle P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2" office:value-type="string">
            <text:p>ALLEGHAN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AMEL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AMHERS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mherst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</table:table-row>
        <table:table-row table:style-name="ro2">
          <table:table-cell table:style-name="ce22" office:value-type="string">
            <text:p>Arlington PD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2" office:value-type="string">
            <text:p>AUGUSTA COUN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BA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awrence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rund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AMPB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Altavista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okneal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OLI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Bowling Green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illsvill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Chesterfield PD</text:p>
          </table:table-cell>
          <table:table-cell table:style-name="ce21" office:value-type="float" office:value="430">
            <text:p>430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CLARK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Berry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RAI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ULPEP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Culpeper PD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Clintwood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ysi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linchco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McKenney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ppahannock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AIRFAX COUNTY</text:p>
          </table:table-cell>
        </table:table-row>
        <table:table-row table:style-name="ro2">
          <table:table-cell table:style-name="ce22" office:value-type="string">
            <text:p>Fairfax County PD</text:p>
          </table:table-cell>
          <table:table-cell table:style-name="ce21" office:value-type="float" office:value="1326">
            <text:p>1326</text:p>
          </table:table-cell>
          <table:table-cell table:style-name="ce21" office:value-type="float" office:value="1165">
            <text:p>1165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478">
            <text:p>478</text:p>
          </table:table-cell>
        </table:table-row>
        <table:table-row table:style-name="ro2">
          <table:table-cell table:style-name="ce22" office:value-type="string">
            <text:p>Herndon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Vienna PD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AUQUI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Warre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LOY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FRANKLI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Rocky Mount PD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EDE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iddletown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ephens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ILE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Glen Ly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earisburg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mbrok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 Creek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arrow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GRAY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Frie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ndependenc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REENSVILL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HALIFA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Halifax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Boston</text:p>
          </table:table-cell>
          <table:table-cell table:number-columns-repeated="4" table:style-name="ce21"/>
        </table:table-row>
        <table:table-row table:style-name="ro2">
          <table:table-cell table:style-name="ce22" office:value-type="string">
            <text:p>HANOV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159">
            <text:p>15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Ashland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HENRICO COUNTY</text:p>
          </table:table-cell>
        </table:table-row>
        <table:table-row table:style-name="ro2">
          <table:table-cell table:style-name="ce22" office:value-type="string">
            <text:p>Henrico PD</text:p>
          </table:table-cell>
          <table:table-cell table:style-name="ce21" office:value-type="float" office:value="541">
            <text:p>541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2" office:value-type="string">
            <text:p>HEN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HIGHLA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mithfield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</table:table-row>
        <table:table-row table:style-name="ro2">
          <table:table-cell table:style-name="ce22" office:value-type="string">
            <text:p>James City PD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KING &amp; QUE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West Poi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Kilmarnock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onesville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ennington Gap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DOU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60">
            <text:p>60</text:p>
          </table:table-cell>
        </table:table-row>
        <table:table-row table:style-name="ro2">
          <table:table-cell table:style-name="ce22" office:value-type="string">
            <text:p>Leesburg PD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Middleburg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rcellvill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OUIS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Louis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Kenbridg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Victor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MADI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ATHEWS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hase City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larksville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LaCross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 Hill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Blacksburg PD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Christiansburg PD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2" office:value-type="string">
            <text:p>NELS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NEW KEN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NORTHAMPTON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ape Charl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xmor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NOTTOWA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Blackston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rew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rkeville PD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range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ordonsville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uray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henandoah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anle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ATRIC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6">
            <text:p>6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2" office:value-type="string">
            <text:p>Chatham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tna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urt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WHATA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PRINCE EDWAR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rm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PRINCE GEORGE CO.</text:p>
          </table:table-cell>
        </table:table-row>
        <table:table-row table:style-name="ro2">
          <table:table-cell table:style-name="ce22" office:value-type="string">
            <text:p>Prince George Co.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INCE WILLIAM CO.</text:p>
          </table:table-cell>
        </table:table-row>
        <table:table-row table:style-name="ro2">
          <table:table-cell table:style-name="ce22" office:value-type="string">
            <text:p>Prince Wm. Co. PD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0">
            <text:p>90</text:p>
          </table:table-cell>
        </table:table-row>
        <table:table-row table:style-name="ro2">
          <table:table-cell table:style-name="ce22" office:value-type="string">
            <text:p>Quantico PD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aymarket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Dumfries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Occoquan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ULASKI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ulaski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Dublin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APPAHANNOCK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ICHMON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Warsaw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</table:table-row>
        <table:table-row table:style-name="ro2">
          <table:table-cell table:style-name="ce22" office:value-type="string">
            <text:p>Roanoke Co. PD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Vint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ROCKBRIDG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Glasgow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CKINGHAM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2" office:value-type="string">
            <text:p>Bridgewater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roadway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yton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lkton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ottoe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imberville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USS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Lebanon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naker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COTT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ate City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ber City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Edinburg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t. Jackson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oodstock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Strasburg PD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New Market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/>
        </table:table-row>
        <table:table-row table:style-name="ro2">
          <table:table-cell table:style-name="ce22" office:value-type="string">
            <text:p>SMYTH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rion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ltvill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hilhowie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urtland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oykins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STAFFORD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2" office:value-type="string">
            <text:p>SURRY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SUSSEX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Waverly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/>
        </table:table-row>
        <table:table-row table:style-name="ro2">
          <table:table-cell table:style-name="ce22" office:value-type="string">
            <text:p>TAZEWELL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Bluefield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Pocahontas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lands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azewell PD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Cedar Bluff PD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RRE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ront Royal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Abingdon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amascus PD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ade Springs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.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Colonial Beach P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WIS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Appalachia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g Stone Gap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Coeburn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Pound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t. Paul PD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YTHE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Wytheville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Rural Retreat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2" office:value-type="string">
            <text:p>YORK COUNTY</text:p>
          </table:table-cell>
        </table:table-row>
        <table:table-row table:style-name="ro2">
          <table:table-cell table:style-name="ce22" office:value-type="string">
            <text:p>Sheriff's Office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8211">
            <text:p>8211</text:p>
          </table:table-cell>
          <table:table-cell table:style-name="ce21" office:value-type="float" office:value="7259">
            <text:p>7259</text:p>
          </table:table-cell>
          <table:table-cell table:style-name="ce21" office:value-type="float" office:value="952">
            <text:p>952</text:p>
          </table:table-cell>
          <table:table-cell table:style-name="ce21" office:value-type="float" office:value="2288">
            <text:p>2288</text:p>
          </table:table-cell>
        </table:table-row>
        <table:table-row table:style-name="ro2">
          <table:table-cell table:number-columns-repeated="5" table:style-name="ce22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2"/>
          <table:table-cell table:number-columns-repeated="4" table:style-name="ce21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other-agencies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OTHER AGENCIES</text:p>
          </table:table-cell>
        </table:table-row>
        <table:table-row table:style-name="ro2">
          <table:table-cell table:style-name="ce21" office:value-type="string">
            <text:p>Alcoholic Bev. Contr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Ches. Bay Brdg. Tunnel PD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Div. of Capitol Polic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ept of Conservation &amp; Rec</text:p>
          </table:table-cell>
          <table:table-cell table:style-name="ce24" office:value-type="float" office:value="93">
            <text:p>93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77">
            <text:p>77</text:p>
          </table:table-cell>
          <table:table-cell table:style-name="ce21"/>
        </table:table-row>
        <table:table-row table:style-name="ro2">
          <table:table-cell table:style-name="ce21" office:value-type="string">
            <text:p>Southside VA Trng Center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ichmond Int'l Airport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 Port Authority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rfolk Arpt Authority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etro. Wash.Airport Auth.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Virginia State Police</text:p>
          </table:table-cell>
          <table:table-cell table:style-name="ce21" office:value-type="float" office:value="1789">
            <text:p>1789</text:p>
          </table:table-cell>
          <table:table-cell table:style-name="ce21" office:value-type="float" office:value="1707">
            <text:p>1707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652">
            <text:p>652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477">
            <text:p>2477</text:p>
          </table:table-cell>
          <table:table-cell table:style-name="ce21" office:value-type="float" office:value="2312">
            <text:p>2312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900">
            <text:p>900</text:p>
          </table:table-cell>
        </table:table-row>
      </table:table>
      <table:table table:name="cities" table:style-name="ta3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table:number-columns-spanned="5" table:number-rows-spanned="1" office:value-type="string">
            <text:p>Cities</text:p>
          </table:table-cell>
          <table:covered-table-cell table:number-columns-repeated="4"/>
        </table:table-row>
        <table:table-row table:style-name="ro2">
          <table:table-cell table:style-name="ce21" office:value-type="string">
            <text:p>Alexandria PD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Bedford PD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ristol PD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uena Vista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harlottesville PD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Chesapeake PD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31">
            <text:p>131</text:p>
          </table:table-cell>
        </table:table-row>
        <table:table-row table:style-name="ro2">
          <table:table-cell table:style-name="ce21" office:value-type="string">
            <text:p>Clifton Forge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lonial Heights PD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vington PD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anville PD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poria PD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airfax PD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Falls Church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ranklin PD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edericksburg PD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Galax PD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Hampton PD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226">
            <text:p>22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Harrisonburg PD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Hopewell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exington PD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ynchburg PD</text:p>
          </table:table-cell>
          <table:table-cell table:style-name="ce21" office:value-type="float" office:value="141">
            <text:p>141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Manassas PD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anassas Park PD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rtinsville PD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Newport News PD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Norfolk PD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Norton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tersburg PD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Poquoson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tsmouth PD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92">
            <text:p>92</text:p>
          </table:table-cell>
        </table:table-row>
        <table:table-row table:style-name="ro2">
          <table:table-cell table:style-name="ce21" office:value-type="string">
            <text:p>Radford PD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Richmond PD</text:p>
          </table:table-cell>
          <table:table-cell table:style-name="ce21" office:value-type="float" office:value="632">
            <text:p>632</text:p>
          </table:table-cell>
          <table:table-cell table:style-name="ce21" office:value-type="float" office:value="538">
            <text:p>538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Roanoke PD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216">
            <text:p>216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Salem PD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outh Boston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aunton PD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uffolk PD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Virginia Beach PD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696">
            <text:p>696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163">
            <text:p>163</text:p>
          </table:table-cell>
        </table:table-row>
        <table:table-row table:style-name="ro2">
          <table:table-cell table:style-name="ce21" office:value-type="string">
            <text:p>Waynesboro PD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illiamsburg PD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Winchester PD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622">
            <text:p>5622</text:p>
          </table:table-cell>
          <table:table-cell table:style-name="ce21" office:value-type="float" office:value="4957">
            <text:p>4957</text:p>
          </table:table-cell>
          <table:table-cell table:style-name="ce21" office:value-type="float" office:value="665">
            <text:p>665</text:p>
          </table:table-cell>
          <table:table-cell table:style-name="ce21" office:value-type="float" office:value="1594">
            <text:p>1594</text:p>
          </table:table-cell>
        </table:table-row>
        <table:table-row table:style-name="ro2">
          <table:table-cell table:style-name="ce21" table:number-columns-spanned="5" table:number-rows-spanned="1"/>
          <table:covered-table-cell table:number-columns-repeated="4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  <table:table-row table:style-name="ro2">
          <table:table-cell table:number-columns-repeated="5" table:style-name="ce21"/>
        </table:table-row>
      </table:table>
      <table:table table:name="colleges-and-universities" table:style-name="ta4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9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1" office:value-type="string">
            <text:p>COLLEGE &amp; UNIVERSITY</text:p>
          </table:table-cell>
        </table:table-row>
        <table:table-row table:style-name="ro2">
          <table:table-cell table:style-name="ce21" office:value-type="string">
            <text:p>Christopher Newport PD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ory &amp; Henry Col. P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errum Colleg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eo. Mason Univ. PD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ampton University PD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James Madison Univ. PD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ongwood Univ. PD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ary Wash. Col. PD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orfolk State Univ. PD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N. VA Comm. Col. PD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ld Dominion Campus PD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adford Univ. PD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homas Nelson Col.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Univ. of Richmond PD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University of Virginia PD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UVA's Col. at Wise PD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 Commonwlth Univ. PD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Virginia Military Institut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irginia State Univ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Virginia Tech PD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VA Wstrn Comm. Col. PD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illiam &amp; Mary Col. PD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LLEGE AND UNIVERSITY TOTAL</text:p>
          </table:table-cell>
          <table:table-cell table:style-name="ce21" office:value-type="float" office:value="471">
            <text:p>471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310">
            <text:p>310</text:p>
          </table:table-cell>
        </table:table-row>
        <table:table-row table:style-name="ro2">
          <table:table-cell table:number-columns-repeated="5" table:style-name="ce21"/>
        </table:table-row>
      </table:table>
      <table:table table:name="state-totals" table:style-name="ta5" table:print="false">
        <office:forms form:automatic-focus="false" form:apply-design-mode="false"/>
        <table:table-column table:style-name="co13" table:default-cell-style-name="ce15"/>
        <table:table-column table:style-name="co14" table:default-cell-style-name="ce15"/>
        <table:table-column table:style-name="co12" table:default-cell-style-name="ce15" table:number-columns-repeated="254"/>
        <table:table-row table:style-name="ro2">
          <table:table-cell table:style-name="ce21" office:value-type="string">
            <text:p>Agency</text:p>
          </table:table-cell>
          <table:table-cell table:style-name="ce21" office:value-type="string">
            <text:p>Total Sworn Officers</text:p>
          </table:table-cell>
          <table:table-cell table:style-name="ce21" office:value-type="string">
            <text:p>Officers Male</text:p>
          </table:table-cell>
          <table:table-cell table:style-name="ce21" office:value-type="string">
            <text:p>Officers Female</text:p>
          </table:table-cell>
          <table:table-cell table:style-name="ce21" office:value-type="string">
            <text:p>Total Civilian</text:p>
          </table:table-cell>
        </table:table-row>
        <table:table-row table:style-name="ro2">
          <table:table-cell table:style-name="ce22" office:value-type="string">
            <text:p>COUNTY TOTAL</text:p>
          </table:table-cell>
          <table:table-cell table:style-name="ce21" office:value-type="float" office:value="8211">
            <text:p>8211</text:p>
          </table:table-cell>
          <table:table-cell table:style-name="ce21" office:value-type="float" office:value="7259">
            <text:p>7259</text:p>
          </table:table-cell>
          <table:table-cell table:style-name="ce21" office:value-type="float" office:value="952">
            <text:p>952</text:p>
          </table:table-cell>
          <table:table-cell table:style-name="ce21" office:value-type="float" office:value="2288">
            <text:p>2288</text:p>
          </table:table-cell>
        </table:table-row>
        <table:table-row table:style-name="ro2">
          <table:table-cell table:style-name="ce21" office:value-type="string">
            <text:p>CITY TOTAL</text:p>
          </table:table-cell>
          <table:table-cell table:style-name="ce21" office:value-type="float" office:value="5622">
            <text:p>5622</text:p>
          </table:table-cell>
          <table:table-cell table:style-name="ce21" office:value-type="float" office:value="4957">
            <text:p>4957</text:p>
          </table:table-cell>
          <table:table-cell table:style-name="ce21" office:value-type="float" office:value="665">
            <text:p>665</text:p>
          </table:table-cell>
          <table:table-cell table:style-name="ce21" office:value-type="float" office:value="1594">
            <text:p>1594</text:p>
          </table:table-cell>
        </table:table-row>
        <table:table-row table:style-name="ro2">
          <table:table-cell table:style-name="ce21" office:value-type="string">
            <text:p>OTHER AGENCY TOTAL</text:p>
          </table:table-cell>
          <table:table-cell table:style-name="ce21" office:value-type="float" office:value="2477">
            <text:p>2477</text:p>
          </table:table-cell>
          <table:table-cell table:style-name="ce21" office:value-type="float" office:value="2312">
            <text:p>2312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900">
            <text:p>900</text:p>
          </table:table-cell>
        </table:table-row>
        <table:table-row table:style-name="ro2">
          <table:table-cell table:style-name="ce23" office:value-type="string">
            <text:p>COLLEGE AND UNIVERSITY TOTAL</text:p>
          </table:table-cell>
          <table:table-cell table:style-name="ce25" office:value-type="float" office:value="471">
            <text:p>471</text:p>
          </table:table-cell>
          <table:table-cell table:style-name="ce25" office:value-type="float" office:value="384">
            <text:p>384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310">
            <text:p>310</text:p>
          </table:table-cell>
        </table:table-row>
        <table:table-row table:style-name="ro2">
          <table:table-cell table:style-name="ce23" office:value-type="string">
            <text:p>STATE TOTAL</text:p>
          </table:table-cell>
          <table:table-cell table:style-name="ce25" office:value-type="float" office:value="16781">
            <text:p>16781</text:p>
          </table:table-cell>
          <table:table-cell table:style-name="ce25" office:value-type="float" office:value="14912">
            <text:p>14912</text:p>
          </table:table-cell>
          <table:table-cell table:style-name="ce25" office:value-type="float" office:value="1869">
            <text:p>1869</text:p>
          </table:table-cell>
          <table:table-cell table:style-name="ce25" office:value-type="float" office:value="5092">
            <text:p>50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ounties" style:display-name="PageStyle_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ther-agencies" style:display-name="PageStyle_other-agenc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ities" style:display-name="PageStyle_cit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leges-and-universities" style:display-name="PageStyle_colleges-and-universities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ate-totals" style:display-name="PageStyle_state-total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